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461cm" svg:height="1.778cm" svg:x="8.112cm" svg:y="2.524cm">
          <text:p text:style-name="P1">Home Page</text:p>
        </draw:rect>
        <draw:rect draw:style-name="gr1" draw:text-style-name="P1" draw:layer="layout" svg:width="4.572cm" svg:height="1.778cm" svg:x="3.667cm" svg:y="6.207cm">
          <text:p text:style-name="P1">Products</text:p>
        </draw:rect>
        <draw:rect draw:style-name="gr1" draw:text-style-name="P1" draw:layer="layout" svg:width="4.572cm" svg:height="1.651cm" svg:x="13.573cm" svg:y="6.334cm">
          <text:p text:style-name="P1">categories</text:p>
        </draw:rect>
        <draw:rect draw:style-name="gr1" draw:text-style-name="P1" draw:layer="layout" svg:width="4.699cm" svg:height="2.032cm" svg:x="5.699cm" svg:y="11.414cm">
          <text:p text:style-name="P1">Cart</text:p>
        </draw:rect>
        <draw:rect draw:style-name="gr1" draw:text-style-name="P1" draw:layer="layout" svg:width="3.81cm" svg:height="1.651cm" svg:x="14.589cm" svg:y="9.509cm">
          <text:p text:style-name="P1">0-2 Years</text:p>
        </draw:rect>
        <draw:rect draw:style-name="gr1" draw:text-style-name="P1" draw:layer="layout" svg:width="4.064cm" svg:height="1.651cm" svg:x="14.716cm" svg:y="12.176cm">
          <text:p text:style-name="P1">3-12 Years</text:p>
        </draw:rect>
        <draw:rect draw:style-name="gr1" draw:text-style-name="P1" draw:layer="layout" svg:width="3.048cm" svg:height="1.524cm" svg:x="16.24cm" svg:y="14.462cm">
          <text:p text:style-name="P1">Products</text:p>
        </draw:rect>
        <draw:rect draw:style-name="gr1" draw:text-style-name="P1" draw:layer="layout" svg:width="3.048cm" svg:height="1.397cm" svg:x="16.24cm" svg:y="17.383cm">
          <text:p text:style-name="P1">Products</text:p>
        </draw:rect>
        <draw:line draw:style-name="gr2" draw:text-style-name="P1" draw:layer="layout" svg:x1="13.573cm" svg:y1="7.985cm" svg:x2="13.573cm" svg:y2="13.319cm">
          <text:p/>
        </draw:line>
        <draw:line draw:style-name="gr2" draw:text-style-name="P1" draw:layer="layout" svg:x1="13.446cm" svg:y1="10.525cm" svg:x2="14.589cm" svg:y2="10.525cm">
          <text:p/>
        </draw:line>
        <draw:line draw:style-name="gr2" draw:text-style-name="P1" draw:layer="layout" svg:x1="24.876cm" svg:y1="10.017cm" svg:x2="24.876cm" svg:y2="9.89cm">
          <text:p/>
        </draw:line>
        <draw:line draw:style-name="gr2" draw:text-style-name="P1" draw:layer="layout" svg:x1="13.573cm" svg:y1="13.065cm" svg:x2="14.716cm" svg:y2="13.065cm">
          <text:p/>
        </draw:line>
        <draw:line draw:style-name="gr2" draw:text-style-name="P1" draw:layer="layout" svg:x1="15.351cm" svg:y1="13.827cm" svg:x2="15.351cm" svg:y2="15.224cm">
          <text:p/>
        </draw:line>
        <draw:line draw:style-name="gr2" draw:text-style-name="P1" draw:layer="layout" svg:x1="15.351cm" svg:y1="15.097cm" svg:x2="16.367cm" svg:y2="15.097cm">
          <text:p/>
        </draw:line>
        <draw:line draw:style-name="gr2" draw:text-style-name="P1" draw:layer="layout" svg:x1="18.399cm" svg:y1="10.525cm" svg:x2="19.923cm" svg:y2="10.525cm">
          <text:p/>
        </draw:line>
        <draw:line draw:style-name="gr2" draw:text-style-name="P1" draw:layer="layout" svg:x1="19.923cm" svg:y1="10.525cm" svg:x2="19.923cm" svg:y2="18.018cm">
          <text:p/>
        </draw:line>
        <draw:line draw:style-name="gr2" draw:text-style-name="P1" draw:layer="layout" svg:x1="26.273cm" svg:y1="12.43cm" svg:x2="26.273cm" svg:y2="12.303cm">
          <text:p/>
        </draw:line>
        <draw:line draw:style-name="gr2" draw:text-style-name="P1" draw:layer="layout" svg:x1="19.923cm" svg:y1="18.018cm" svg:x2="19.161cm" svg:y2="18.018cm">
          <text:p/>
        </draw:line>
        <draw:line draw:style-name="gr2" draw:text-style-name="P1" draw:layer="layout" svg:x1="6.461cm" svg:y1="7.985cm" svg:x2="6.588cm" svg:y2="11.414cm">
          <text:p/>
        </draw:line>
        <draw:line draw:style-name="gr2" draw:text-style-name="P1" draw:layer="layout" svg:x1="16.24cm" svg:y1="15.732cm" svg:x2="9.255cm" svg:y2="15.732cm">
          <text:p/>
        </draw:line>
        <draw:line draw:style-name="gr2" draw:text-style-name="P1" draw:layer="layout" svg:x1="16.24cm" svg:y1="18.018cm" svg:x2="6.969cm" svg:y2="18.018cm">
          <text:p/>
        </draw:line>
        <draw:line draw:style-name="gr2" draw:text-style-name="P1" draw:layer="layout" svg:x1="9.255cm" svg:y1="13.446cm" svg:x2="9.255cm" svg:y2="15.859cm">
          <text:p/>
        </draw:line>
        <draw:line draw:style-name="gr2" draw:text-style-name="P1" draw:layer="layout" svg:x1="7.096cm" svg:y1="18.018cm" svg:x2="7.096cm" svg:y2="13.446cm">
          <text:p/>
        </draw:line>
        <draw:line draw:style-name="gr2" draw:text-style-name="P1" draw:layer="layout" svg:x1="8.62cm" svg:y1="4.302cm" svg:x2="6.207cm" svg:y2="6.207cm">
          <text:p/>
        </draw:line>
        <draw:line draw:style-name="gr2" draw:text-style-name="P1" draw:layer="layout" svg:x1="12.811cm" svg:y1="4.302cm" svg:x2="14.97cm" svg:y2="6.334cm">
          <text:p/>
        </draw:line>
        <draw:rect draw:style-name="gr1" draw:text-style-name="P1" draw:layer="layout" svg:width="3.048cm" svg:height="1.524cm" svg:x="2.651cm" svg:y="14.97cm">
          <text:p text:style-name="P1">Buy</text:p>
        </draw:rect>
        <draw:rect draw:style-name="gr1" draw:text-style-name="P1" draw:layer="layout" svg:width="3.175cm" svg:height="1.524cm" svg:x="2.651cm" svg:y="18.272cm">
          <text:p text:style-name="P1">Remove</text:p>
        </draw:rect>
        <draw:line draw:style-name="gr2" draw:text-style-name="P1" draw:layer="layout" svg:x1="1.635cm" svg:y1="12.811cm" svg:x2="5.699cm" svg:y2="12.811cm">
          <text:p/>
        </draw:line>
        <draw:line draw:style-name="gr2" draw:text-style-name="P1" draw:layer="layout" svg:x1="1.762cm" svg:y1="12.811cm" svg:x2="1.762cm" svg:y2="19.034cm">
          <text:p/>
        </draw:line>
        <draw:line draw:style-name="gr2" draw:text-style-name="P1" draw:layer="layout" svg:x1="1.762cm" svg:y1="15.859cm" svg:x2="2.651cm" svg:y2="15.859cm">
          <text:p/>
        </draw:line>
        <draw:line draw:style-name="gr2" draw:text-style-name="P1" draw:layer="layout" svg:x1="1.762cm" svg:y1="19.034cm" svg:x2="2.651cm" svg:y2="19.034cm">
          <text:p/>
        </draw:line>
        <draw:line draw:style-name="gr2" draw:text-style-name="P1" draw:layer="layout" svg:x1="2.651cm" svg:y1="19.669cm" svg:x2="1cm" svg:y2="19.669cm">
          <text:p/>
        </draw:line>
        <draw:line draw:style-name="gr2" draw:text-style-name="P1" draw:layer="layout" svg:x1="1cm" svg:y1="19.669cm" svg:x2="1cm" svg:y2="7.35cm">
          <text:p/>
        </draw:line>
        <draw:line draw:style-name="gr2" draw:text-style-name="P1" draw:layer="layout" svg:x1="1cm" svg:y1="7.477cm" svg:x2="3.667cm" svg:y2="7.477cm">
          <text:p/>
        </draw:line>
        <draw:rect draw:style-name="gr1" draw:text-style-name="P1" draw:layer="layout" svg:width="4.191cm" svg:height="1.27cm" svg:x="8.747cm" svg:y="18.526cm">
          <text:p text:style-name="P1">Login</text:p>
        </draw:rect>
        <draw:rect draw:style-name="gr1" draw:text-style-name="P1" draw:layer="layout" svg:width="3.937cm" svg:height="1.397cm" svg:x="8.874cm" svg:y="20.558cm">
          <text:p text:style-name="P1">Credentials</text:p>
        </draw:rect>
        <draw:rect draw:style-name="gr1" draw:text-style-name="P1" draw:layer="layout" svg:width="5.715cm" svg:height="1.143cm" draw:transform="skewX (0.007853981633973) rotate (0.0082030474843718) translate (7.985cm 22.383cm)">
          <text:p text:style-name="P1">Payment Methods</text:p>
        </draw:rect>
        <draw:line draw:style-name="gr2" draw:text-style-name="P1" draw:layer="layout" svg:x1="5.699cm" svg:y1="15.859cm" svg:x2="6.461cm" svg:y2="15.859cm">
          <text:p/>
        </draw:line>
        <draw:line draw:style-name="gr2" draw:text-style-name="P1" draw:layer="layout" svg:x1="6.207cm" svg:y1="15.859cm" svg:x2="6.207cm" svg:y2="19.034cm">
          <text:p/>
        </draw:line>
        <draw:line draw:style-name="gr2" draw:text-style-name="P1" draw:layer="layout" svg:x1="6.207cm" svg:y1="18.907cm" svg:x2="8.874cm" svg:y2="18.907cm">
          <text:p/>
        </draw:line>
        <draw:line draw:style-name="gr2" draw:text-style-name="P1" draw:layer="layout" svg:x1="10.779cm" svg:y1="19.796cm" svg:x2="10.779cm" svg:y2="20.685cm">
          <text:p/>
        </draw:line>
        <draw:line draw:style-name="gr2" draw:text-style-name="P1" draw:layer="layout" svg:x1="10.779cm" svg:y1="21.955cm" svg:x2="10.779cm" svg:y2="22.463cm">
          <text:p/>
        </draw:line>
        <draw:frame draw:style-name="gr3" draw:layer="layout" svg:width="3.554cm" svg:height="0.963cm" svg:x="1.635cm" svg:y="1.889cm">
          <draw:text-box>
            <text:p>Flow Cha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2-09T09:04:45.17</meta:creation-date>
    <dc:date>2017-02-09T09:28:58.65</dc:date>
    <meta:editing-duration>PT8M41S</meta:editing-duration>
    <meta:editing-cycles>1</meta:editing-cycles>
    <meta:document-statistic meta:object-count="43"/>
    <meta:generator>OpenOffice/4.1.2$Win32 OpenOffice.org_project/412m3$Build-9782</meta:generator>
  </office:meta>
</office:document-meta>
</file>